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T1" style:family="text">
      <style:text-properties officeooo:rsid="0014d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git init / iniciar un repositorio </text:span></text:p>
      <text:p text:style-name="P1">-<text:span text:style-name="T1">git tree (habiéndolo configurado) / ver el arbol de commits</text:span></text:p>
      <text:p text:style-name="P1">-<text:span text:style-name="T1">git commit -m “” / hacer un commit</text:span></text:p>
      <text:p text:style-name="P1">-<text:span text:style-name="T1">git status / es para ver si hay algún cambio sin comitear</text:span></text:p>
      <text:p text:style-name="P1">-<text:span text:style-name="T1">git add “” / es para registrar algun cambio, si pones git add . los añades todos</text:span></text:p>
      <text:p text:style-name="P1">-<text:span text:style-name="T1">git checkout “” / sirve para crear una rama y si ya esta creada moverte a ella</text:span></text:p>
      <text:p text:style-name="P1">-<text:span text:style-name="T1">git switch “” / cambias entre ramas</text:span></text:p>
      <text:p text:style-name="P1">-<text:span text:style-name="T1">git merge “” / sirve para juntar los commits de dos ram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8:52:29.066000000</meta:creation-date>
    <dc:date>2025-01-13T08:59:05.940000000</dc:date>
    <meta:editing-duration>PT6M37S</meta:editing-duration>
    <meta:editing-cycles>1</meta:editing-cycles>
    <meta:document-statistic meta:table-count="0" meta:image-count="0" meta:object-count="0" meta:page-count="1" meta:paragraph-count="8" meta:word-count="89" meta:character-count="443" meta:non-whitespace-character-count="361"/>
    <meta:generator>LibreOffice/24.8.0.3$Windows_X86_64 LibreOffice_project/0bdf1299c94fe897b119f97f3c613e9dca6be583</meta:generator>
  </office:meta>
</office:document-meta>
</file>